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dc9" officeooo:paragraph-rsid="00092dc9"/>
    </style:style>
    <style:style style:name="P2" style:family="paragraph" style:parent-style-name="Standard">
      <style:text-properties officeooo:rsid="000957fa" officeooo:paragraph-rsid="000957fa"/>
    </style:style>
    <style:style style:name="P3" style:family="paragraph" style:parent-style-name="Standard">
      <style:text-properties officeooo:rsid="00092dc9" officeooo:paragraph-rsid="00092dc9"/>
    </style:style>
    <style:style style:name="P4" style:family="paragraph" style:parent-style-name="Standard">
      <style:text-properties officeooo:rsid="000c3b1f" officeooo:paragraph-rsid="000c3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Récupérer les liens pour faire mes requêtes</text:p>
      <text:p text:style-name="P1">OK</text:p>
      <text:p text:style-name="P1"/>
      <text:p text:style-name="P1">2- Faire une première requête ciblée sur le premier lien</text:p>
      <text:p text:style-name="P1">OK</text:p>
      <text:p text:style-name="P1"/>
      <text:p text:style-name="P1">3- Récupérer les données de cette url dans une variable tableau</text:p>
      <text:p text:style-name="P1">OK variable data</text:p>
      <text:p text:style-name="P1"/>
      <text:p text:style-name="P1">4- Pour chaque élément de ce tableau, récupérer l’information de la langue dans une variable</text:p>
      <text:p text:style-name="P2">OK variable langue</text:p>
      <text:p text:style-name="P1"/>
      <text:p text:style-name="P1">5- Si la langue est bien le français alors</text:p>
      <text:p text:style-name="P1">je dois récupérer la donnée à l’emplacement du nom du pays dans une variable</text:p>
      <text:p text:style-name="P1">ET la capitale de ce pays dans une autre variable</text:p>
      <text:p text:style-name="P1">ET le lien image du drapeau dans une autre variable</text:p>
      <text:p text:style-name="P4">OK variable country, flag, capital</text:p>
      <text:p text:style-name="P1"/>
      <text:p text:style-name="P1">6- Je crée une div d’une certaine taille</text:p>
      <text:p text:style-name="P1">6.1 – Je désigne le style de cette div comme flex box</text:p>
      <text:p text:style-name="P1"/>
      <text:p text:style-name="P1">7- Je place le contenu de la variable drapeau dans une balise image</text:p>
      <text:p text:style-name="P1"/>
      <text:p text:style-name="P1">8- Je met en place mon affichage avec dans l’ordre:</text:p>
      <text:p text:style-name="P1">la balise image contenant le drapeau + la variable contenant le nom du pays je retourne à la ligne avec la balise br + le nom de la variable contenant la capitale du pays sous forme de paragraph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1:32:43.563000000</meta:creation-date>
    <dc:date>2022-01-20T22:44:49.277000000</dc:date>
    <meta:editing-duration>PT3H49M2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180" meta:character-count="954" meta:non-whitespace-character-count="791"/>
  </office:meta>
</office:document-meta>
</file>